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vertical-align="middl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5.05cm" fo:min-width="3.7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5.85cm" fo:min-width="2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016cm" fo:min-width="2.5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5.3cm" svg:height="15.3cm" svg:x="3.246cm" svg:y="1.4cm" draw:kind="cut" draw:start-angle="90" draw:end-angle="270">
          <text:p/>
        </draw:circle>
        <draw:custom-shape draw:style-name="gr2" draw:text-style-name="P1" draw:layer="layout" svg:width="4.2cm" svg:height="15.3cm" svg:x="10.846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cm" svg:height="6.1cm" svg:x="1.246cm" svg:y="6.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525cm" svg:height="3.095cm" svg:x="12.332cm" svg:y="1.905cm">
          <draw:text-box>
            <text:p>4 <text:s text:c="6"/>- <text:s text:c="6"/>Green</text:p>
            <text:p><text:s text:c="5"/></text:p>
            <text:p/>
            <text:p><text:s text:c="9"/>+ <text:s text:c="5"/>White (Green)</text:p>
          </draw:text-box>
        </draw:frame>
        <draw:custom-shape draw:style-name="gr5" draw:text-style-name="P3" draw:layer="layout" svg:width="3.1cm" svg:height="3.3cm" svg:x="11.746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cm" svg:height="3.3cm" svg:x="11.746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cm" svg:height="3.3cm" svg:x="11.746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cm" svg:height="3.3cm" svg:x="11.746cm" svg:y="12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336cm" svg:height="3.095cm" svg:x="12.343cm" svg:y="5.505cm">
          <draw:text-box>
            <text:p>3 <text:s text:c="6"/>- <text:s text:c="6"/>Black</text:p>
            <text:p><text:s text:c="5"/></text:p>
            <text:p/>
            <text:p><text:s text:c="8"/>+ <text:s text:c="6"/>Brown</text:p>
          </draw:text-box>
        </draw:frame>
        <draw:frame draw:style-name="gr4" draw:text-style-name="P2" draw:layer="layout" svg:width="7.749cm" svg:height="3.095cm" svg:x="12.243cm" svg:y="9.3cm">
          <draw:text-box>
            <text:p>2 <text:s text:c="6"/>- <text:s text:c="7"/>White (Brown)</text:p>
            <text:p><text:s text:c="5"/></text:p>
            <text:p/>
            <text:p><text:s text:c="8"/>+ <text:s text:c="7"/>White (Black)</text:p>
          </draw:text-box>
        </draw:frame>
        <draw:frame draw:style-name="gr4" draw:text-style-name="P2" draw:layer="layout" svg:width="8.054cm" svg:height="3.095cm" svg:x="12.146cm" svg:y="13.005cm">
          <draw:text-box>
            <text:p>1 <text:s text:c="6"/>- <text:s text:c="7"/>Orange</text:p>
            <text:p><text:s text:c="5"/></text:p>
            <text:p/>
            <text:p><text:s text:c="8"/>+ <text:s text:c="7"/>White (Orange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1:14:47.018000000</meta:creation-date>
    <dc:date>2019-03-19T11:26:57.083000000</dc:date>
    <meta:editing-duration>PT12M10S</meta:editing-duration>
    <meta:editing-cycles>3</meta:editing-cycles>
    <meta:generator>LibreOffice/6.0.5.2$Windows_X86_64 LibreOffice_project/54c8cbb85f300ac59db32fe8a675ff7683cd5a16</meta:generator>
    <meta:document-statistic meta:object-count="11"/>
  </office:meta>
</office:document-meta>
</file>